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9684" officeooo:paragraph-rsid="0009968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9684" officeooo:paragraph-rsid="00099684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Отчет о лабораторной работе №4</text:p>
      <text:p text:style-name="P2"><text:span text:style-name="T1">1. </text:span>Наименование работы:</text:p>
      <text:p text:style-name="P2">Лабораторная работа № 4. Работа с диаграммами.</text:p>
      <text:p text:style-name="P2"><text:span text:style-name="T1">2.</text:span> Цель работы:</text:p>
      <text:p text:style-name="P2">Целью данной лабораторной работы является освоение методов создания визуальных представлений данных в виде диаграмм с использованием ПО Calc. Это поможет в дальнейшем анализировать данные и делать выводы на их основе.</text:p>
      <text:p text:style-name="P2"><text:span text:style-name="T1">3.</text:span> Ход работы:</text:p>
      <text:p text:style-name="P2"><text:s text:c="3"/>В рамках лабораторной работы было выполнено два задания.</text:p>
      <text:p text:style-name="P2">Задание А:</text:p>
      <text:p text:style-name="P2"><text:s text:c="3"/>⦁ Построение трех диаграмм на основе данных о продажах акций на бирже за первые четыре недели и добавление данных за пятую неделю.</text:p>
      <text:p text:style-name="P2"><text:s text:c="3"/>⦁ Создание следующих типов диаграмм: столбчатую диаграмму, круговую диаграмму, диаграмму с областями.</text:p>
      <text:p text:style-name="P2"><text:s text:c="3"/>⦁ Изучение методов добавления новых данных к существующим диаграммам через меню "Формат" и использование диапазонов для построения измененной диаграммы.</text:p>
      <text:p text:style-name="P2">Задание В:</text:p>
      <text:p text:style-name="P2"><text:s text:c="3"/>⦁ Расчет ежемесячных и суммарных затрат фирмы "Твистор" в проекте "Зеленый остров".</text:p>
      <text:p text:style-name="P2"><text:s text:c="3"/>⦁ Построение объёмной столбчатой диаграммы для анализа затрат с января по апрель.</text:p>
      <text:p text:style-name="P2"><text:s text:c="3"/>⦁ Создание круговой диаграммы для отображения доли каждой статьи расходов в марте и апреле.</text:p>
      <text:p text:style-name="P2"><text:s text:c="3"/>⦁ Использование диаграмм с областями для визуализации данных.</text:p>
      <text:p text:style-name="P2"><text:span text:style-name="T1">4. </text:span>Ответы на контрольные вопросы:</text:p>
      <text:p text:style-name="P2">1. Что называется диаграммой? <text:s/></text:p>
      <text:p text:style-name="P2"><text:s text:c="3"/>Диаграмма — это графическое представление данных, позволяющее визуализировать и интерпретировать числовую информацию, выявлять тенденции и взаимосвязи в наборе данных.</text:p>
      <text:p text:style-name="P2">2. Перечислите основные типы диаграмм в Calc. <text:s/></text:p>
      <text:p text:style-name="P2"><text:s text:c="3"/>В LibreOffice Calc основные типы диаграмм включают: столбчатые, линейные, круговые, точечные (XY), области, гистограммы, биржевые, пузырьковые, и смешанные диаграммы.</text:p>
      <text:p text:style-name="P2">3. Перечислите стандартные элементы, из которых состоят диаграммы Calc. <text:s/></text:p>
      <text:p text:style-name="P2"><text:s text:c="3"/>Стандартные элементы диаграммы включают: заголовок диаграммы, оси (горизонтальная и вертикальная), легенда, область построения, серии данных, метки данных и линии сетки.</text:p>
      <text:p text:style-name="P2">4. Опишите порядок создания диаграммы в Calc.</text:p>
      <text:p text:style-name="P2"><text:s text:c="3"/>⦁ Выберите данные, которые вы хотите визуализировать.</text:p>
      <text:p text:style-name="P2"><text:s text:c="3"/>⦁ В меню выберите "Вставка" &gt; "Диаграмма".</text:p>
      <text:p text:style-name="P2"><text:s text:c="3"/>⦁ В мастере диаграмм выберите тип диаграммы и настройте параметры.</text:p>
      <text:p text:style-name="P2"><text:s text:c="3"/>⦁ Нажмите "Готово", чтобы вставить диаграмму на лист.</text:p>
      <text:p text:style-name="P2">5. Где можно поместить диаграмму? <text:s/></text:p>
      <text:p text:style-name="P2"><text:s text:c="3"/>Диаграмму можно разместить непосредственно на рабочем листе или в отдельном листе, предназначенном только для диаграммы.</text:p>
      <text:p text:style-name="P2">6. Каким образом можно добавить новые данные к уже существующей диаграмме? <text:s/></text:p>
      <text:p text:style-name="P2"><text:s text:c="3"/>Щелкните правой кнопкой мыши по диаграмме и выберите "Изменить диапазон данных", затем обновите диапазон, чтобы включить новые данные.</text:p>
      <text:p text:style-name="P2">7. Что такое именованный диапазон и как его создать? <text:s/></text:p>
      <text:p text:style-name="P2"><text:s text:c="3"/>Именованный диапазон — это установленное название для диапазона ячеек, используемое для упрощения ссылок на данные. Чтобы создать его, выберите диапазон ячеек, зайдите в "Лист" &gt; "Назвать диапазон или выражение" &gt; "Определить", введите имя диапазона и сохраните.</text:p>
      <text:p text:style-name="P2">8. Как можно изменить тип диаграммы? <text:s/></text:p>
      <text:p text:style-name="P2"><text:soft-page-break/><text:s text:c="3"/>Щелкните правой кнопкой мыши по диаграмме и выберите "Тип диаграммы". Затем выберите новый тип диаграммы.</text:p>
      <text:p text:style-name="P2">9. Как можно изменить любой из стандартных элементов диаграммы? <text:s/></text:p>
      <text:p text:style-name="P2"><text:s text:c="3"/>Дважды щелкните по элементу диаграммы или щелкните правой кнопкой мыши и выберите нужный параметр для изменения, как форматирование, удаление или изменение стиля.</text:p>
      <text:p text:style-name="P2">10. Как отредактировать заголовок диаграммы? <text:s/></text:p>
      <text:p text:style-name="P2"><text:s text:c="4"/>Дважды щелкните по заголовку диаграммы, чтобы редактировать текст. Можно также щелкнуть правой кнопкой мыши и выбрать "Формат заголовка", чтобы изменить его стиль.</text:p>
      <text:p text:style-name="P2">11. Как вставить (удалить) на графике линии сетки? <text:s/></text:p>
      <text:p text:style-name="P2"><text:s text:c="4"/>Щелкните правой кнопкой мыши по области диаграммы и выберите "Вставить/удалить линии сетки". Выберите нужные линии сетки для добавления или удаления.</text:p>
      <text:p text:style-name="P2">12. Как заменить стандартные столбцы диаграммы столбцами с рисунком? <text:s/></text:p>
      <text:p text:style-name="P2"><text:s text:c="4"/>Выберите столбцы диаграммы, затем в параметрах форматирования выберите заливку рисунком и выберите изображение для замены.</text:p>
      <text:p text:style-name="P2">13. Как переместить диаграмму на другое место в пределах одного рабочего листа? <text:s/></text:p>
      <text:p text:style-name="P2"><text:s text:c="4"/>Щелкните по диаграмме и перетащите её мышкой в нужное место на рабочем листе.</text:p>
      <text:p text:style-name="P2">14. Как удалить диаграмму? <text:s/></text:p>
      <text:p text:style-name="P2"><text:s text:c="4"/>Выберите диаграмму, щелкнув по ней. Затем нажмите клавишу "Delete" на клавиатуре.</text:p>
      <text:p text:style-name="P2"><text:span text:style-name="T1">5.</text:span> Выводы по работе:</text:p>
      <text:p text:style-name="P2">Лабораторная работа позволила мне освоить базовые навыки работы с диаграммами в программе Calc. Был изучен процесс создания различных типов диаграмм, добавление и редактирование данных. Навыки, приобретенные в ходе выполнения заданий, помогут в визуализации сложных наборов данных и улучшении аналитических возможносте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22:53:14.448000000</meta:creation-date>
    <dc:date>2025-01-22T23:01:18.839000000</dc:date>
    <meta:editing-duration>PT8M4S</meta:editing-duration>
    <meta:editing-cycles>1</meta:editing-cycles>
    <meta:document-statistic meta:table-count="0" meta:image-count="0" meta:object-count="0" meta:page-count="2" meta:paragraph-count="50" meta:word-count="591" meta:character-count="4405" meta:non-whitespace-character-count="3756"/>
    <meta:generator>LibreOffice/7.6.4.1$Windows_X86_64 LibreOffice_project/e19e193f88cd6c0525a17fb7a176ed8e6a3e2aa1</meta:generator>
  </office:meta>
</office:document-meta>
</file>